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58a" officeooo:paragraph-rsid="000db58a"/>
    </style:style>
    <style:style style:name="P2" style:family="paragraph" style:parent-style-name="Standard" style:list-style-name="L2">
      <style:text-properties officeooo:rsid="000db58a" officeooo:paragraph-rsid="000db58a"/>
    </style:style>
    <style:style style:name="P3" style:family="paragraph" style:parent-style-name="Standard">
      <style:text-properties officeooo:paragraph-rsid="000db58a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db58a"/>
    </style:style>
    <style:style style:name="P5" style:family="paragraph" style:parent-style-name="Standard" style:list-style-name="L2">
      <style:text-properties officeooo:rsid="000f1b7c" officeooo:paragraph-rsid="000f1b7c"/>
    </style:style>
    <style:style style:name="P6" style:family="paragraph" style:parent-style-name="Standard" style:list-style-name="L2">
      <style:text-properties officeooo:rsid="0011e3f6" officeooo:paragraph-rsid="0011e3f6"/>
    </style:style>
    <style:style style:name="P7" style:family="paragraph" style:parent-style-name="Standard" style:list-style-name="L2">
      <style:text-properties officeooo:rsid="00134205" officeooo:paragraph-rsid="00134205"/>
    </style:style>
    <style:style style:name="T1" style:family="text">
      <style:text-properties officeooo:rsid="000db58a"/>
    </style:style>
    <style:style style:name="T2" style:family="text">
      <style:text-properties officeooo:rsid="000f1b7c"/>
    </style:style>
    <style:style style:name="T3" style:family="text">
      <style:text-properties officeooo:rsid="0010a9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:</text:p>
      <text:p text:style-name="P1"/>
      <text:p text:style-name="P1">Guardar cosas de interes, nombres de personas, o cuentas de twitter, links, etc asociados a un conjunto de palabras claves y fecha que despues me permitan buscarlos.</text:p>
      <text:p text:style-name="P1"/>
      <text:p text:style-name="P1">Campos a llenar para cada vez que guarde algo</text:p>
      <text:p text:style-name="P1"/>
      <text:p text:style-name="P1">Nombre:</text:p>
      <text:p text:style-name="P1">Link:</text:p>
      <text:p text:style-name="P1">Fecha:</text:p>
      <text:p text:style-name="P1">tags: tienen que pertenecer a una lista, que se pueda modificar, pero que no salga de ahi porqueno sino despumes me olvido los tags</text:p>
      <text:p text:style-name="P1"/>
      <text:p text:style-name="P1">Funcionalidades:</text:p>
      <text:p text:style-name="P1"/>
      <text:p text:style-name="P1">Guardar</text:p>
      <text:p text:style-name="P1">Buscar por fecha y tags</text:p>
      <text:p text:style-name="P1">Agregar tags o borrar tags (lo puedo hacer directamente en el codigo, sin que sea interactivo)</text:p>
      <text:p text:style-name="P3"><text:span text:style-name="T1">Borrar una instancia de los guardado</text:span></text:p>
      <text:p text:style-name="P3"/>
      <text:p text:style-name="P4"><text:span text:style-name="T1">Diseno siguiendo POO:</text:span></text:p>
      <text:p text:style-name="P3"/>
      <text:p text:style-name="P1">Clases:</text:p>
      <text:list xml:id="list2028467461" text:style-name="L2">
        <text:list-item>
          <text:p text:style-name="P2">Base de datos: <text:span text:style-name="T2">dict donde se guarda todo que tiene que tener persistencia en un csv</text:span></text:p>
          <text:list>
            <text:list-item>
              <text:p text:style-name="P2">Atributos</text:p>
              <text:list>
                <text:list-item>
                  <text:p text:style-name="P2">filepath: path de donde se guarda todo, archivo csv</text:p>
                </text:list-item>
              </text:list>
            </text:list-item>
            <text:list-item>
              <text:p text:style-name="P2">Metodos:</text:p>
              <text:list>
                <text:list-item>
                  <text:p text:style-name="P2">Buscar: </text:p>
                </text:list-item>
                <text:list-item>
                  <text:p text:style-name="P2">Guardar</text:p>
                </text:list-item>
                <text:list-item>
                  <text:p text:style-name="P2">Borrar</text:p>
                </text:list-item>
                <text:list-item>
                  <text:p text:style-name="P2">Buckup: hace copia del csv que tiene todo</text:p>
                </text:list-item>
              </text:list>
            </text:list-item>
          </text:list>
        </text:list-item>
        <text:list-item>
          <text:p text:style-name="P5">Memoria: instancia de lo que quiero guardar</text:p>
          <text:list>
            <text:list-item>
              <text:p text:style-name="P5">Atributos:</text:p>
              <text:list>
                <text:list-item>
                  <text:p text:style-name="P5">Nombre</text:p>
                </text:list-item>
                <text:list-item>
                  <text:p text:style-name="P5">Link</text:p>
                </text:list-item>
                <text:list-item>
                  <text:p text:style-name="P5">Fecha</text:p>
                </text:list-item>
                <text:list-item>
                  <text:p text:style-name="P5">tags</text:p>
                </text:list-item>
              </text:list>
            </text:list-item>
            <text:list-item>
              <text:p text:style-name="P5">Metodos:</text:p>
              <text:list>
                <text:list-item>
                  <text:p text:style-name="P5">set_memoria: cargar sus atributos</text:p>
                </text:list-item>
                <text:list-item>
                  <text:p text:style-name="P5">get_memoria: devolver sus atributos</text:p>
                </text:list-item>
                <text:list-item>
                  <text:p text:style-name="P6">print_memoria: mostrar por pantalla</text:p>
                </text:list-item>
                <text:list-item>
                  <text:p text:style-name="P7">check_tags: chequear si son tags posibles, esto lo quieor controlar para que no sean cualquier cosas las etiquetas</text:p>
                </text:list-item>
              </text:list>
            </text:list-item>
          </text:list>
        </text:list-item>
        <text:list-item>
          <text:p text:style-name="P5">Interfaz:</text:p>
          <text:list>
            <text:list-item>
              <text:p text:style-name="P5">Atributos:</text:p>
            </text:list-item>
            <text:list-item>
              <text:p text:style-name="P5"><text:span text:style-name="T3">Métodos</text:span>:</text:p>
              <text:list>
                <text:list-item>
                  <text:p text:style-name="P5">Crear memoria: crear memoria y guardarla</text:p>
                </text:list-item>
                <text:list-item>
                  <text:p text:style-name="P5">Buscar memoria: buscar memorias y mostrarla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5T15:03:24.135000000</meta:creation-date>
    <meta:generator>LibreOffice/6.4.1.2$Windows_X86_64 LibreOffice_project/4d224e95b98b138af42a64d84056446d09082932</meta:generator>
    <dc:date>2020-04-25T15:53:55.039000000</dc:date>
    <meta:editing-duration>PT9M18S</meta:editing-duration>
    <meta:editing-cycles>2</meta:editing-cycles>
    <meta:document-statistic meta:table-count="0" meta:image-count="0" meta:object-count="0" meta:page-count="1" meta:paragraph-count="38" meta:word-count="217" meta:character-count="1217" meta:non-whitespace-character-count="1061"/>
  </office:meta>
</office:document-meta>
</file>